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7f10e" officeooo:paragraph-rsid="0007f10e"/>
    </style:style>
    <style:style style:name="P2" style:family="paragraph" style:parent-style-name="Standard">
      <style:paragraph-properties fo:text-align="center" style:justify-single-word="false"/>
      <style:text-properties fo:color="#ff0000" loext:opacity="100%" fo:font-size="16pt" officeooo:rsid="0007f10e" officeooo:paragraph-rsid="0007f10e" style:font-size-asian="14pt" style:font-size-complex="16pt"/>
    </style:style>
    <style:style style:name="P3" style:family="paragraph" style:parent-style-name="Standard">
      <style:paragraph-properties fo:text-align="start" style:justify-single-word="false"/>
      <style:text-properties fo:color="#000000" loext:opacity="100%" fo:font-size="14pt" officeooo:rsid="00099be2" officeooo:paragraph-rsid="00099be2" style:font-size-asian="12.25pt" style:font-size-complex="14pt"/>
    </style:style>
    <style:style style:name="P4" style:family="paragraph" style:parent-style-name="Standard">
      <style:paragraph-properties fo:text-align="start" style:justify-single-word="false"/>
      <style:text-properties fo:color="#000000" loext:opacity="100%" fo:font-size="14pt" officeooo:rsid="000adf69" officeooo:paragraph-rsid="000adf69" style:font-size-asian="12.25pt" style:font-size-complex="14pt"/>
    </style:style>
    <style:style style:name="P5" style:family="paragraph" style:parent-style-name="Standard">
      <style:paragraph-properties fo:text-align="start" style:justify-single-word="false"/>
      <style:text-properties fo:color="#000000" loext:opacity="100%" fo:font-size="14pt" officeooo:rsid="000adf69" officeooo:paragraph-rsid="0013eba7" style:font-size-asian="12.25pt" style:font-size-complex="14pt"/>
    </style:style>
    <style:style style:name="P6" style:family="paragraph" style:parent-style-name="Standard">
      <style:paragraph-properties fo:text-align="start" style:justify-single-word="false"/>
      <style:text-properties fo:color="#000000" loext:opacity="100%" fo:font-size="14pt" officeooo:rsid="000c52b7" officeooo:paragraph-rsid="000c52b7" style:font-size-asian="12.25pt" style:font-size-complex="14pt"/>
    </style:style>
    <style:style style:name="P7" style:family="paragraph" style:parent-style-name="Standard">
      <style:paragraph-properties fo:text-align="start" style:justify-single-word="false"/>
      <style:text-properties fo:color="#000000" loext:opacity="100%" fo:font-size="14pt" officeooo:rsid="000ce012" officeooo:paragraph-rsid="000ce012" style:font-size-asian="12.25pt" style:font-size-complex="14pt"/>
    </style:style>
    <style:style style:name="P8" style:family="paragraph" style:parent-style-name="Standard">
      <style:paragraph-properties fo:text-align="start" style:justify-single-word="false"/>
      <style:text-properties fo:color="#00dc00" loext:opacity="100%" fo:font-size="14pt" officeooo:rsid="00099be2" officeooo:paragraph-rsid="00099be2" style:font-size-asian="12.25pt" style:font-size-complex="14pt"/>
    </style:style>
    <style:style style:name="P9" style:family="paragraph" style:parent-style-name="Standard">
      <style:paragraph-properties fo:text-align="start" style:justify-single-word="false"/>
      <style:text-properties fo:color="#00dc00" loext:opacity="100%" fo:font-size="14pt" officeooo:rsid="000c52b7" officeooo:paragraph-rsid="000c52b7" style:font-size-asian="12.25pt" style:font-size-complex="14pt"/>
    </style:style>
    <style:style style:name="T1" style:family="text">
      <style:text-properties officeooo:rsid="000adf69"/>
    </style:style>
    <style:style style:name="T2" style:family="text">
      <style:text-properties officeooo:rsid="000ce012"/>
    </style:style>
    <style:style style:name="T3" style:family="text">
      <style:text-properties officeooo:rsid="000d7cab"/>
    </style:style>
    <style:style style:name="T4" style:family="text">
      <style:text-properties officeooo:rsid="000ecd98"/>
    </style:style>
    <style:style style:name="T5" style:family="text">
      <style:text-properties officeooo:rsid="00105074"/>
    </style:style>
    <style:style style:name="T6" style:family="text">
      <style:text-properties officeooo:rsid="00117543"/>
    </style:style>
    <style:style style:name="T7" style:family="text">
      <style:text-properties officeooo:rsid="0012a5a0"/>
    </style:style>
    <style:style style:name="T8" style:family="text">
      <style:text-properties officeooo:rsid="0013eba7"/>
    </style:style>
    <style:style style:name="T9" style:family="text">
      <style:text-properties officeooo:rsid="00157a51"/>
    </style:style>
    <style:style style:name="T10" style:family="text">
      <style:text-properties officeooo:rsid="001871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S d’anglais n°2</text:p>
      <text:p text:style-name="P8">I. Thème</text:p>
      <text:p text:style-name="P3"/>
      <text:p text:style-name="P3">The decision of the supreme court, which was remodeled by Donald Trump duirng his mandate to revoke federal abortion right <text:span text:style-name="T1">in June 2022</text:span> had the effect of a bomb in the United States where it was supported by a vast majority of Americans. The anger caused by this decision partially explained the Democrats’ resilience <text:span text:style-name="T1">during the midterm election which are usually catastrophic for the president’s party. (…)</text:span></text:p>
      <text:p text:style-name="P3"/>
      <text:p text:style-name="P5">The results of the elections <text:span text:style-name="T8">on</text:span> <text:span text:style-name="T8">the fifth of November</text:span> during which ten <text:span text:style-name="T9">polls</text:span> on abortion were conducted showed that that the topic stayed one of the main concerns for a majority of Americans, however it wasn’t enough to let Democrats win the votings. Two republican states adopted laws to protect abortion while bringing simultaneously massive support to Donald Trump for the global elections.</text:p>
      <text:p text:style-name="P4"/>
      <text:p text:style-name="P9">II. Compréhension</text:p>
      <text:p text:style-name="P4"/>
      <text:p text:style-name="P7"><text:span text:style-name="T4">T</text:span><text:span text:style-name="T3">he reversal of Roe v. Wade caused a rise of substandard medical care </text:span><text:span text:style-name="T4">cases</text:span><text:span text:style-name="T3"> in the US. Womens are forced to give birth to babies with fatal anomalies and pregnancy complications can’t be </text:span><text:span text:style-name="T5">properly</text:span><text:span text:style-name="T3"> add</text:span><text:span text:style-name="T4">ressed by</text:span><text:span text:style-name="T3"> aborting the fetus even though it’s already doomed and </text:span><text:span text:style-name="T10">it</text:span><text:span text:style-name="T3"> threatens the the mother’</text:span><text:span text:style-name="T7">s health</text:span><text:span text:style-name="T3">. Doctors are forced to wait until their patients are in life-threatening situation</text:span><text:span text:style-name="T7">s</text:span><text:span text:style-name="T3"> before they can help them </text:span><text:span text:style-name="T4">and so</text:span><text:span text:style-name="T3"> even clinicians that are not </text:span><text:span text:style-name="T7">primarly</text:span><text:span text:style-name="T3"> abortion providers want to move to a state where abortion is legal.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f10e" officeooo:paragraph-rsid="0007f10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CHRECK</text:p>
        <text:p text:style-name="MP1">Corenti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9T08:21:07.358000000</meta:creation-date>
    <dc:date>2024-12-19T09:51:27.673000000</dc:date>
    <meta:editing-duration>PT16M15S</meta:editing-duration>
    <meta:editing-cycles>9</meta:editing-cycles>
    <meta:generator>LibreOffice/7.1.0.3$Windows_X86_64 LibreOffice_project/f6099ecf3d29644b5008cc8f48f42f4a40986e4c</meta:generator>
    <meta:document-statistic meta:table-count="0" meta:image-count="0" meta:object-count="0" meta:page-count="1" meta:paragraph-count="8" meta:word-count="228" meta:character-count="1380" meta:non-whitespace-character-count="1159"/>
  </office:meta>
</office:document-meta>
</file>